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System1" svg:font-family="'Khmer OS System'"/>
    <style:font-face style:name="Khmer OS System" svg:font-family="'Khmer OS System'" style:font-family-generic="swiss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ca4b7" officeooo:paragraph-rsid="001da7c0" style:font-name-complex="Khmer OS"/>
    </style:style>
    <style:style style:name="P2" style:family="paragraph" style:parent-style-name="Standard">
      <style:text-properties style:font-name="Khmer OS" officeooo:rsid="001ca4b7" officeooo:paragraph-rsid="001fbd6e" style:font-name-complex="Khmer OS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ca4b7" officeooo:paragraph-rsid="001fbd6e" style:font-name-complex="Khmer OS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18pt" fo:font-weight="bold" officeooo:rsid="001ca4b7" officeooo:paragraph-rsid="001fbd6e" style:font-weight-asian="bold" style:font-name-complex="Khmer OS" style:font-weight-complex="bold"/>
    </style:style>
    <style:style style:name="T1" style:family="text">
      <style:text-properties officeooo:rsid="001da7c0"/>
    </style:style>
    <style:style style:name="T2" style:family="text">
      <style:text-properties style:font-name="Khmer OS System" fo:font-size="12pt" style:font-size-asian="12pt" style:font-name-complex="Khmer OS System1" style:font-size-complex="12pt" style:language-complex="km" style:country-complex="KH"/>
    </style:style>
    <style:style style:name="T3" style:family="text">
      <style:text-properties style:font-name="Khmer OS System" fo:font-size="12pt" officeooo:rsid="001da7c0" style:font-size-asian="12pt" style:font-name-complex="Khmer OS System1" style:font-size-complex="12pt" style:language-complex="km" style:country-complex="KH"/>
    </style:style>
    <style:style style:name="T4" style:family="text">
      <style:text-properties officeooo:rsid="001e13a0"/>
    </style:style>
    <style:style style:name="T5" style:family="text">
      <style:text-properties style:text-underline-style="solid" style:text-underline-width="auto" style:text-underline-color="font-color" officeooo:rsid="001e13a0"/>
    </style:style>
    <style:style style:name="T6" style:family="text">
      <style:text-properties style:text-underline-style="solid" style:text-underline-width="auto" style:text-underline-color="font-color" officeooo:rsid="001fbd6e"/>
    </style:style>
    <style:style style:name="T7" style:family="text">
      <style:text-properties officeooo:rsid="001fbd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Group 3:</text:span><text:span text:style-name="T7"><text:line-break/>- Mab Met<text:line-break/>- Chun Menghong<text:line-break/>- Kol panhadith<text:line-break/>- Sok sem<text:line-break/>- Corn Daveat</text:span><text:line-break/></text:p>
      <text:p text:style-name="P4">Data modeling:</text:p>
      <text:p text:style-name="P3"><text:span text:style-name="T4">+ </text:span><text:span text:style-name="T5">Computer Shop:</text:span></text:p>
      <text:p text:style-name="P1"/>
      <text:p text:style-name="P1">Person:<text:line-break/><text:tab/>- <text:span text:style-name="T2">គ្រប់គ្រងទិន្នន័យបុគ្គលិក</text:span><text:line-break/><text:tab/>- <text:span text:style-name="T2">គ្រប់គ្រងទិន្នន័យអតិថិជន</text:span></text:p>
      <text:p text:style-name="P1"><text:tab/>- <text:span text:style-name="T2">គ្រប់គ្រង់ទិន្នន័យអ្នកផ្គត់ផ្គង់ទំនិញ</text:span><text:line-break/><text:span text:style-name="T1">Object:</text:span><text:line-break/><text:tab/>- ទំនិញដែលត្រូវលក់</text:p>
      <text:p text:style-name="P1"><text:tab/>- ទំនិញដែល<text:span text:style-name="T1">មាន</text:span>លក់<text:span text:style-name="T1">ក្នុងហាង<text:line-break/>Event:<text:line-break/><text:tab/>- </text:span><text:span text:style-name="T3">គ្រប់គ្រងការនាំចូលទំនិញ<text:line-break/><text:tab/>- គ្រប់គ្រងការលក់ទំនិញ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System1" svg:font-family="'Khmer OS System'"/>
    <style:font-face style:name="Khmer OS System" svg:font-family="'Khmer OS System'" style:font-family-generic="swiss"/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8T08:26:40.101737260</dc:date>
    <meta:editing-duration>PT11M21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1" meta:paragraph-count="6" meta:word-count="57" meta:character-count="260" meta:non-whitespace-character-count="218"/>
  </office:meta>
</office:document-meta>
</file>